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C00000021CB42169B448390772.png" manifest:media-type="image/png"/>
  <manifest:file-entry manifest:full-path="Pictures/10000000000003C00000021C642C486EE21D1F2C.png" manifest:media-type="image/png"/>
  <manifest:file-entry manifest:full-path="Pictures/10000000000003C00000021C92EF19924D7E4D6F.png" manifest:media-type="image/png"/>
  <manifest:file-entry manifest:full-path="Pictures/10000000000003C00000021CF1C33D2E9F1E42C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9.2681in" fo:margin-bottom="0in" loext:contextual-spacing="false" style:page-number="1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.png" text:anchor-type="char" svg:x="0.0209in" svg:y="0.1252in" svg:width="8.3in" svg:height="4.6665in" draw:z-index="2"><draw:image xlink:href="Pictures/10000000000003C00000021CF1C33D2E9F1E42C5.png" xlink:type="simple" xlink:show="embed" xlink:actuate="onLoad" loext:mime-type="image/png"/></draw:frame><draw:frame draw:style-name="fr1" draw:name="image2.png" text:anchor-type="char" svg:x="-0.4752in" svg:y="4.948in" svg:width="8.8717in" svg:height="4.6016in" draw:z-index="1"><draw:image xlink:href="Pictures/10000000000003C00000021C642C486EE21D1F2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4.png" text:anchor-type="char" svg:x="0.0209in" svg:y="0.2228in" svg:width="8.3in" svg:height="4.6665in" draw:z-index="0"><draw:image xlink:href="Pictures/10000000000003C00000021C92EF19924D7E4D6F.png" xlink:type="simple" xlink:show="embed" xlink:actuate="onLoad" loext:mime-type="image/png"/></draw:frame></text:p>
      <text:p text:style-name="Standard"><draw:frame draw:style-name="fr2" draw:name="image3.png" text:anchor-type="as-char" svg:width="8.3in" svg:height="4.6665in" draw:z-index="0"><draw:image xlink:href="Pictures/10000000000003C00000021CB42169B44839077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992in" fo:margin-bottom="0.2992in" fo:margin-left="0.2in" fo:margin-right="0in" fo:background-color="#ffffff" style:writing-mode="lr-tb" style:layout-grid-color="#c0c0c0" style:layout-grid-lines="264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1" meta:paragraph-count="1" meta:word-count="0" meta:character-count="0" meta:non-whitespace-character-count="0"/>
    <meta:generator>LibreOfficeDev/6.0.5.2$Linux_X86_64 LibreOffice_project/</meta:generator>
  </office:meta>
</office:document-meta>
</file>